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rtoba" svg:font-family="Cortoba" style:font-adornments="Normal" style:font-pitch="variable"/>
    <style:font-face style:name="Japan" svg:font-family="Japan" style:font-adornments="Normal" style:font-pitch="variable"/>
    <style:font-face style:name="Century Schoolbook L" svg:font-family="'Century Schoolbook L'" style:font-adornments="Italique" style:font-family-generic="roman" style:font-pitch="variable"/>
    <style:font-face style:name="DejaVu Serif" svg:font-family="'DejaVu Serif'" style:font-adornments="Book"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drian Gaudebert</text:p>
      <text:p text:style-name="Standard">10913677</text:p>
      <text:p text:style-name="Standard">g0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MIF16 – Gestion de projet</text:p>
      <text:p text:style-name="Subtitle">Projet</text:p>
      <text:p text:style-name="Standard"/>
      <text:p text:style-name="Title">PROUT</text:p>
      <text:p text:style-name="Subtitle">[ Projet Regroupant des Outils Utiles a Tous ]</text:p>
      <text:p text:style-name="Standard"/>
      <text:p text:style-name="Title">Auto évalu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té Claude Bernard Lyon I <text:s/>- <text:s/>Master 1 Informatique <text:s/>– <text:s/>Année 2009/2010</text:p>
      <text:h text:style-name="P2" text:outline-level="1">Introduction</text:h>
      <text:p text:style-name="Text_20_body"><text:tab/>Ce document présente mon évaluation du projet PROUT, réalisé dans le cadre de l'UE MIF16 : Gestion de projet, et dont le but était la réalisation d'une application web de gestion de projet. </text:p>
      <text:h text:style-name="Heading_20_1" text:outline-level="1">Mon implication</text:h>
      <text:p text:style-name="Text_20_body"><text:tab/>Étant données mes compétences en développement web, j'ai été le plus à-même à avoir une vue globale du projet. J'ai donc apporté mon expérience lors de la phase d'analyse. De plus, j'ai formé mes collaborateurs au <text:span text:style-name="T1">framework</text:span> cakePHP, et j'ai assuré tout au long du projet un rôle de « référent technique ». </text:p>
      <text:p text:style-name="Text_20_body"><text:tab/>Au niveau du développement, j'ai pris en charge la mise en place de l'espace membre (enregistrement, connexion, gestion d'un profil... ), et j'ai principalement réalisé et intégré le design du site. </text:p>
      <text:h text:style-name="Heading_20_1" text:outline-level="1">Déroulement du projet</text:h>
      <text:p text:style-name="Text_20_body"><text:tab/>Du point de vue relationnel, nous n'avons rencontré aucun problème. Le chef de projet a assuré son rôle, et chaque membre a su réaliser ce qui lui était demandé. La communication a été un de nos gros points forts, les réunions étaient régulières et le fait que nous soyons en groupe aussi en dehors du cadre de l'UE a facilité les choses. </text:p>
      <text:p text:style-name="Text_20_body"><text:tab/>Rétrospectivement, j'estime que nous n'avons pas fait une analyse suffisamment poussée, notamment en ce qui concerne la description du fonctionnement du site (le <text:span text:style-name="T1">workflow</text:span>). Nous avons donc improvisé certains processus, ce qui a conduit à des incohérences, légères certes et non bloquantes, mais tout de même gênantes pour l'expérience utilisateur. Le manque de temps et d'expérience en la matière de l'équipe en sont certainement les causes. </text:p>
      <text:p text:style-name="Text_20_body"><text:tab/>La partie développement a été très positive, nous avons réussit à atteindre notre objectif (une première version utilisable et stable) malgré des difficultés techniques (principalement l'apprentissage du langage et l'utilisation du <text:span text:style-name="T1">framework</text:span>). </text:p>
      <text:p text:style-name="Text_20_body"><text:tab/>Pour finir, au niveau de la gestion de projet, j'aurais apprécié la présence d'une liste de tâches mise à jour régulièrement. Cependant, la bonne communication et l'utilisation d'outils efficaces (<text:span text:style-name="T1">Skype</text:span>, <text:span text:style-name="T1">TeamViewer</text:span>, <text:span text:style-name="T1">Google</text:span> <text:span text:style-name="T1">Code</text:span>... ) nous a permit de rester cohérents tout au long du projet. </text:p>
      <text:h text:style-name="Heading_20_1" text:outline-level="1">Les apports de ce projet</text:h>
      <text:p text:style-name="Text_20_body"><text:tab/>Techniquement, j'ai acquis une meilleure maitrise du framework cakePHP, et j'ai découvert les grilles CSS (très pratiques pour la réalisation et l'intégration d'un design). </text:p>
      <text:p text:style-name="Text_20_body"><text:tab/>J'ai également pu confirmer, en tant que « simple » développeur, l'importance des objectifs à court terme dans un projet, ce que j'avais déjà constaté sur d'autre projets que j'ai dirigés. </text:p>
      <text:p text:style-name="Text_20_body"><text:tab/>Enfin, j'ai compris la nécessité d'une analyse poussée pour un projet ayant des processus complex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rtoba" svg:font-family="Cortoba" style:font-adornments="Normal" style:font-pitch="variable"/>
    <style:font-face style:name="Japan" svg:font-family="Japan" style:font-adornments="Normal" style:font-pitch="variable"/>
    <style:font-face style:name="Century Schoolbook L" svg:font-family="'Century Schoolbook L'" style:font-adornments="Italique" style:font-family-generic="roman" style:font-pitch="variable"/>
    <style:font-face style:name="DejaVu Serif" svg:font-family="'DejaVu Serif'" style:font-adornments="Book"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Century Schoolbook L" fo:font-size="14pt" fo:font-style="italic"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rian Gaudebert</meta:initial-creator>
    <meta:creation-date>2009-12-02T22:40:19</meta:creation-date>
    <dc:date>2009-12-03T00:06:20</dc:date>
    <dc:creator>Adrian Gaudebert</dc:creator>
    <meta:editing-duration>PT00H55M47S</meta:editing-duration>
    <meta:editing-cycles>20</meta:editing-cycles>
    <meta:generator>OpenOffice.org/3.1$Unix OpenOffice.org_project/310m19$Build-9420</meta:generator>
    <meta:document-statistic meta:table-count="0" meta:image-count="0" meta:object-count="0" meta:page-count="2" meta:paragraph-count="23" meta:word-count="441" meta:character-count="2770"/>
  </office:meta>
</office:document-meta>
</file>